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8ab3" officeooo:paragraph-rsid="00118ab3"/>
    </style:style>
    <style:style style:name="P2" style:family="paragraph" style:parent-style-name="Standard">
      <style:text-properties officeooo:rsid="00127ac3" officeooo:paragraph-rsid="00127ac3"/>
    </style:style>
    <style:style style:name="P3" style:family="paragraph" style:parent-style-name="Standard">
      <style:text-properties officeooo:rsid="0013c145" officeooo:paragraph-rsid="0013c145"/>
    </style:style>
    <style:style style:name="P4" style:family="paragraph" style:parent-style-name="Standard">
      <style:text-properties officeooo:rsid="00175bbd" officeooo:paragraph-rsid="00175bbd"/>
    </style:style>
    <style:style style:name="P5" style:family="paragraph" style:parent-style-name="Standard">
      <style:text-properties officeooo:paragraph-rsid="00175bbd"/>
    </style:style>
    <style:style style:name="P6" style:family="paragraph" style:parent-style-name="Standard">
      <style:text-properties officeooo:rsid="00194496" officeooo:paragraph-rsid="00194496"/>
    </style:style>
    <style:style style:name="P7" style:family="paragraph" style:parent-style-name="Standard">
      <style:text-properties officeooo:rsid="001a7c95" officeooo:paragraph-rsid="001a7c95"/>
    </style:style>
    <style:style style:name="P8" style:family="paragraph" style:parent-style-name="Standard">
      <style:text-properties officeooo:rsid="001c3c09" officeooo:paragraph-rsid="001c3c09"/>
    </style:style>
    <style:style style:name="P9" style:family="paragraph" style:parent-style-name="Standard">
      <style:text-properties officeooo:rsid="001e655f" officeooo:paragraph-rsid="001e655f"/>
    </style:style>
    <style:style style:name="P10" style:family="paragraph" style:parent-style-name="Preformatted_20_Text">
      <style:text-properties style:font-name="Liberation Serif" fo:font-size="12pt" officeooo:rsid="0013c145" officeooo:paragraph-rsid="0013c145" style:font-size-asian="12pt" style:font-size-complex="12pt"/>
    </style:style>
    <style:style style:name="P11" style:family="paragraph" style:parent-style-name="Preformatted_20_Text">
      <style:text-properties style:font-name="Liberation Serif" fo:font-size="12pt" officeooo:paragraph-rsid="0015a64c" style:font-size-asian="12pt" style:font-size-complex="12pt"/>
    </style:style>
    <style:style style:name="P12" style:family="paragraph" style:parent-style-name="Preformatted_20_Text">
      <style:text-properties officeooo:rsid="00194496" officeooo:paragraph-rsid="00194496"/>
    </style:style>
    <style:style style:name="P13" style:family="paragraph" style:parent-style-name="Preformatted_20_Text">
      <style:text-properties officeooo:rsid="001e655f" officeooo:paragraph-rsid="0020b79f"/>
    </style:style>
    <style:style style:name="P14" style:family="paragraph" style:parent-style-name="Preformatted_20_Text">
      <style:paragraph-properties fo:margin-top="0cm" fo:margin-bottom="0.499cm" style:contextual-spacing="false"/>
    </style:style>
    <style:style style:name="P15" style:family="paragraph" style:parent-style-name="Preformatted_20_Text">
      <style:paragraph-properties fo:margin-top="0cm" fo:margin-bottom="0.499cm" style:contextual-spacing="false"/>
      <style:text-properties style:font-name="Liberation Serif" fo:font-size="12pt" style:font-size-asian="12pt" style:font-size-complex="12pt"/>
    </style:style>
    <style:style style:name="P16" style:family="paragraph" style:parent-style-name="Preformatted_20_Text">
      <style:paragraph-properties fo:margin-top="0cm" fo:margin-bottom="0.499cm" style:contextual-spacing="false"/>
      <style:text-properties style:font-name="Liberation Serif" fo:font-size="12pt" officeooo:paragraph-rsid="0015a64c" style:font-size-asian="12pt" style:font-size-complex="12pt"/>
    </style:style>
    <style:style style:name="P17" style:family="paragraph" style:parent-style-name="Text_20_body">
      <style:text-properties officeooo:rsid="00175bbd" officeooo:paragraph-rsid="00175bbd"/>
    </style:style>
    <style:style style:name="P18" style:family="paragraph" style:parent-style-name="Standard">
      <style:text-properties officeooo:rsid="001e655f" officeooo:paragraph-rsid="001f1603"/>
    </style:style>
    <style:style style:name="P19" style:family="paragraph" style:parent-style-name="Preformatted_20_Text">
      <style:text-properties officeooo:rsid="001e655f" officeooo:paragraph-rsid="001f1603"/>
    </style:style>
    <style:style style:name="T1" style:family="text">
      <style:text-properties officeooo:rsid="00175bbd"/>
    </style:style>
    <style:style style:name="T2" style:family="text">
      <style:text-properties officeooo:rsid="001f1603"/>
    </style:style>
    <style:style style:name="T3" style:family="text">
      <style:text-properties officeooo:rsid="002177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EAR WORKSPACE</text:p>
      <text:p text:style-name="P10">mkdir -p ~/catkin_ws/src</text:p>
      <text:p text:style-name="P11"><text:bookmark text:name="ROS.2FTutorials.2Fcatkin.2FCreateWorkspace.line-2-1"/>cd ~/catkin_ws/</text:p>
      <text:p text:style-name="P16"><text:bookmark text:name="ROS.2FTutorials.2Fcatkin.2FCreateWorkspace.line-3-1"/>catkin_make</text:p>
      <text:p text:style-name="P16">source devel/setup.bash</text:p>
      <text:p text:style-name="P15"/>
      <text:p text:style-name="P2">ABRIR ASISTENTE MOVEIT</text:p>
      <text:p text:style-name="P1">cd ~/catkin_ws/</text:p>
      <text:p text:style-name="P1">source devel/setup.bash</text:p>
      <text:p text:style-name="P1">roslaunch moveit_setup_assistant setup_assistant.launch</text:p>
      <text:p text:style-name="P1"/>
      <text:p text:style-name="P2">CARGAR ROBOT EN RVIZ</text:p>
      <text:p text:style-name="P1">cd ~/moveit_ws/</text:p>
      <text:p text:style-name="P1">source devel/setup.bash</text:p>
      <text:p text:style-name="P1">roslaunch aubo_moveit_config demo.launch </text:p>
      <text:p text:style-name="P1"/>
      <text:p text:style-name="P4">INSTALAR GAZEBO</text:p>
      <text:p text:style-name="P17">1. Setup your computer to accept software from packages.osrfoundation.org.</text:p>
      <text:p text:style-name="P14"><text:span text:style-name="Source_20_Text">sudo sh -c 'echo "deb http://packages.osrfoundation.org/gazebo/ubuntu-stable `lsb_release -cs` main" &gt; /etc/apt/sources.list.d/gazebo-stable.list'</text:span></text:p>
      <text:p text:style-name="Text_20_body">You can check to see if the file was written correctly. For example, in Ubuntu Trusty, you can type:</text:p>
      <text:p text:style-name="Preformatted_20_Text"><text:span text:style-name="Source_20_Text">$ cat /etc/apt/sources.list.d/gazebo-stable.list</text:span></text:p>
      <text:p text:style-name="P14"><text:span text:style-name="Source_20_Text">deb http://packages.osrfoundation.org/gazebo/ubuntu-stable trusty main</text:span></text:p>
      <text:p text:style-name="P5"><text:span text:style-name="T1">2. </text:span>Added Open Source Robotics to my sources</text:p>
      <text:p text:style-name="P5"/>
      <text:p text:style-name="Text_20_body"><text:span text:style-name="Source_20_Text">sudo sh -c 'echo "deb http://packages.osrfoundation.org/gazebo/ubuntu-stable </text:span>lsb_release -cs<text:span text:style-name="Source_20_Text"> main" &gt; /etc/apt/sources.list.d/gazebo-stable.list'</text:span></text:p>
      <text:p text:style-name="P5"><text:span text:style-name="T1">3.</text:span>Added their key.</text:p>
      <text:p text:style-name="P5"><text:span text:style-name="Source_20_Text">wget http://packages.osrfoundation.org/gazebo.key -O - | sudo apt-key add -</text:span></text:p>
      <text:p text:style-name="Text_20_body"><text:span text:style-name="Source_20_Text">sudo apt-get update</text:span></text:p>
      <text:p text:style-name="P5"><text:span text:style-name="T1">4. </text:span><text:span text:style-name="Source_20_Text">sudo apt-get install gazebo7</text:span></text:p>
      <text:p text:style-name="P4"/>
      <text:p text:style-name="P4"/>
      <text:p text:style-name="P6">PR2</text:p>
      <text:p text:style-name="P12">r</text:p>
      <text:p text:style-name="P12"/>
      <text:p text:style-name="P6"/>
      <text:p text:style-name="P7">BEGGINER TUTORIAL</text:p>
      <text:p text:style-name="P7">cd ~/catkin_ws/src </text:p>
      <text:p text:style-name="P7">. ~/catkin_ws/devel/setup.bash </text:p>
      <text:p text:style-name="P7">roscd beginner_tutorials </text:p>
      <text:p text:style-name="P7"/>
      <text:p text:style-name="P8">source ~/catkin_ws/devel/setup.bash</text:p>
      <text:p text:style-name="P9"><text:soft-page-break/></text:p>
      <text:p text:style-name="P13">chmod +x scripts/gp25_python_interface.<text:span text:style-name="T2">py</text:span></text:p>
      <text:p text:style-name="P9"/>
      <text:p text:style-name="P9">GP25</text:p>
      <text:p text:style-name="P9">source devel/setup.bash</text:p>
      <text:p text:style-name="P9">roslaunch gp25_moveit_config <text:s/>gp25_python_interface.launch</text:p>
      <text:p text:style-name="P18">oslaunch gp25_moveit_config <text:s/>gp25_python_interface..<text:span text:style-name="T2">py</text:span></text:p>
      <text:p text:style-name="P18"/>
      <text:p text:style-name="P18"/>
      <text:p text:style-name="P18"/>
      <text:p text:style-name="P19"><text:span text:style-name="Strong_20_Emphasis">$ rosrun xacro xacro </text:span><text:span text:style-name="Strong_20_Emphasis"><text:span text:style-name="T3">gp25_macro</text:span></text:span><text:span text:style-name="Strong_20_Emphasis">.xacro --inorder &gt; </text:span><text:span text:style-name="Strong_20_Emphasis"><text:span text:style-name="T3">gp25</text:span></text:span><text:span text:style-name="Strong_20_Emphasis">.urdf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6T12:10:25.901320813</meta:creation-date>
    <dc:date>2021-11-26T00:32:58.555641021</dc:date>
    <meta:editing-duration>PT26M5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2" meta:paragraph-count="38" meta:word-count="151" meta:character-count="1455" meta:non-whitespace-character-count="1337"/>
  </office:meta>
</office:document-meta>
</file>